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officeooo:rsid="0001a8fc" officeooo:paragraph-rsid="0001a8fc"/>
    </style:style>
    <style:style style:name="P2" style:family="paragraph" style:parent-style-name="Standard">
      <style:text-properties officeooo:rsid="0001a8fc" officeooo:paragraph-rsid="00038191"/>
    </style:style>
    <style:style style:name="P3" style:family="paragraph" style:parent-style-name="Standard">
      <style:text-properties officeooo:paragraph-rsid="0001a8fc"/>
    </style:style>
    <style:style style:name="P4" style:family="paragraph" style:parent-style-name="Standard">
      <style:text-properties officeooo:rsid="00038191" officeooo:paragraph-rsid="00038191"/>
    </style:style>
    <style:style style:name="P5" style:family="paragraph" style:parent-style-name="Standard">
      <style:text-properties officeooo:paragraph-rsid="00038191"/>
    </style:style>
    <style:style style:name="P6" style:family="paragraph" style:parent-style-name="Standard">
      <style:text-properties officeooo:rsid="0003d6ce" officeooo:paragraph-rsid="0003d6ce"/>
    </style:style>
    <style:style style:name="P7" style:family="paragraph" style:parent-style-name="Standard">
      <style:text-properties officeooo:paragraph-rsid="0003d6ce"/>
    </style:style>
    <style:style style:name="P8" style:family="paragraph" style:parent-style-name="Standard">
      <style:text-properties officeooo:rsid="00042479" officeooo:paragraph-rsid="00042479"/>
    </style:style>
    <style:style style:name="T1" style:family="text">
      <style:text-properties officeooo:rsid="0001a8f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1a8fc"/>
    </style:style>
    <style:style style:name="T4" style:family="text">
      <style:text-properties officeooo:rsid="00038191"/>
    </style:style>
    <style:style style:name="T5" style:family="text">
      <style:text-properties officeooo:rsid="0003d6ce"/>
    </style:style>
    <style:style style:name="T6" style:family="text">
      <style:text-properties officeooo:rsid="00042479"/>
    </style:style>
    <style:style style:name="T7" style:family="text">
      <style:text-properties officeooo:rsid="0006a36d"/>
    </style:style>
    <style:style style:name="T8" style:family="text">
      <style:text-properties officeooo:rsid="000724fb"/>
    </style:style>
    <style:style style:name="T9" style:family="text">
      <style:text-properties fo:font-variant="normal" fo:text-transform="none" style:font-name="Inter" fo:font-size="10.5pt" fo:letter-spacing="normal" fo:font-style="normal" fo:font-weight="bold" loext:padding="0cm" loext:border="none"/>
    </style:style>
    <style:style style:name="T10" style:family="text">
      <style:text-properties fo:font-variant="normal" fo:text-transform="none" style:font-name="Inter" fo:font-size="10.5pt" fo:letter-spacing="normal" fo:font-style="normal" fo:font-weight="bold" officeooo:rsid="000724fb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for ASAP assignment1:</text:p>
      <text:p text:style-name="P1"/>
      <text:p text:style-name="P1">Overall task: You need to alayze important determinants of house prices in the US</text:p>
      <text:p text:style-name="P1"/>
      <text:p text:style-name="P1"/>
      <text:p text:style-name="P1"/>
      <text:p text:style-name="P1">Task1; <text:s/>Collect and prepare data</text:p>
      <text:p text:style-name="P1">to do:</text:p>
      <text:p text:style-name="P3"><text:span text:style-name="T1">- Describe the theory that you used on which bases you then selcted the variables </text:span><text:span text:style-name="T2">"vergleichswert verfahren, sachwert verfahren"; </text:span><text:span text:style-name="T3">elaborate on the choice and why you come to the conclusion</text:span></text:p>
      <text:p text:style-name="P3">- <text:span text:style-name="T1">show data processing and describe the variabels + dtypes you chose</text:span></text:p>
      <text:p text:style-name="P3">- <text:span text:style-name="T1">present and desribe stargazer output WITH PROPPER TITLE OF THE TABLE!!!</text:span></text:p>
      <text:p text:style-name="P3">- <text:span text:style-name="T4">IMPORTANT: report also the ranges of the data and point towards the possiblity of standardization being a solution!</text:span></text:p>
      <text:p text:style-name="P3"/>
      <text:p text:style-name="P3">- <text:span text:style-name="T1">Create a multitude of conditional plots between the dependent and indepdendent variables (such as the association of neighborhood and sales price by building type! → </text:span><text:span text:style-name="T4">INTERACTION EFFECT!</text:span><text:span text:style-name="T1">)</text:span></text:p>
      <text:p text:style-name="P3">- <text:span text:style-name="T4">maybe even report a scaplom matrix (you know what this is)</text:span></text:p>
      <text:p text:style-name="P3"/>
      <text:p text:style-name="P3">- <text:span text:style-name="T4">the preprocesing might already start with sales price → as LN(salesprice) as this is financial data (but back this up with a histogram in the appendix)</text:span></text:p>
      <text:p text:style-name="P3"/>
      <text:p text:style-name="P2">Task<text:span text:style-name="T4">2</text:span>; <text:s/>Theoretical model and OLS assumptions</text:p>
      <text:p text:style-name="P4">to do:</text:p>
      <text:p text:style-name="P4">- properly elaborate on your theroy from above; explain this through a causal relationship scheme</text:p>
      <text:p text:style-name="P4">→ SO FIRST DO THE CAUSAL RELATIONSHIP SCHEME HAND IN HADN WITH THE THEORY FROM ABOVE</text:p>
      <text:p text:style-name="P4">→ REGARDING NON LINEARITY ASSUMPTION of A1: Add APPENDIX WITH geom_smooth() a smooth line!</text:p>
      <text:p text:style-name="P4">- After this, deduce 3 hypothesis for the porject</text:p>
      <text:p text:style-name="P4">- After this formulate the population regression model</text:p>
      <text:p text:style-name="P4"/>
      <text:p text:style-name="P4">- Then explain in which way this population regression model messes with the linear assumptions; which linear asssumptions are going to cause a problem? Which will not cause a problem?</text:p>
      <text:p text:style-name="P5"><text:span text:style-name="T4">- </text:span><text:span text:style-name="T8">POSSIBLE INTERACTION: </text:span><text:span text:style-name="Strong_20_Emphasis"><text:span text:style-name="T9">MSZoning </text:span></text:span><text:span text:style-name="Strong_20_Emphasis"><text:span text:style-name="T10">and Neighborhood OR MSZoning and total living area as tzhe zoning classifies into rural or not rural</text:span></text:span></text:p>
      <text:p text:style-name="P4"/>
      <text:p text:style-name="P4">Task3; OLS regression and model fit</text:p>
      <text:p text:style-name="P4">to do:</text:p>
      <text:p text:style-name="P4">-run successively complex models; so first with few variables and later with quadratic terms etc</text:p>
      <text:p text:style-name="P4">- again point to the appendix with the quadrtatic terms etc and then deploy them</text:p>
      <text:p text:style-name="P4">- stargazer</text:p>
      <text:p text:style-name="P4">- report your results + interpret the results</text:p>
      <text:p text:style-name="P4">- IMPORTANT! Elaborate on FIT and different fit measures</text:p>
      <text:p text:style-name="P4">- IMPORTANT! Elaborate on effect sizes (and maybe use adjusted effect sizes for better comparison)</text:p>
      <text:p text:style-name="P4">- IMPORTANT! Dont forget to potentially scale all variables if the ranges in the variables are too different, meanign that one variable may be understated etc</text:p>
      <text:p text:style-name="P4"/>
      <text:p text:style-name="P4"/>
      <text:p text:style-name="P6">Task4; Diagnostic checking</text:p>
      <text:p text:style-name="P6">to do:</text:p>
      <text:p text:style-name="P6"><text:soft-page-break/>- look at tutorial 2 again for tests etc regardign normalizy assumptions</text:p>
      <text:p text:style-name="P6">- also the lecture slides after slide 62</text:p>
      <text:p text:style-name="P6">- do test for heteroscedasiticity, also control for non linearity etc. then rerun the modesls in this regard</text:p>
      <text:p text:style-name="P6">- IMPORTANT!! CLSUTERED standard errors based on Neighborhood</text:p>
      <text:p text:style-name="P6"/>
      <text:p text:style-name="P6"/>
      <text:p text:style-name="P6">Task5;Subset analyses</text:p>
      <text:p text:style-name="P6">PLEASE WRITE DOWN: Considering this specific questoion, I purposefully left sales condition out of the equation during the previous questions in order to separate the analysis somewhat</text:p>
      <text:p text:style-name="P6">- questions: Outliers in house size analysed in the subset analysis heere; tip: find in the lecture <text:span text:style-name="T6">slide 73; and also the tutoruial 2 mentioned this</text:span></text:p>
      <text:p text:style-name="P6">- <text:span text:style-name="T7">amybe also use the time factor (such as year when sold etc) as a predictor</text:span></text:p>
      <text:p text:style-name="P7"><text:span text:style-name="T5">- </text:span><text:span text:style-name="T8">IMPORATNT!! </text:span><text:span text:style-name="Strong_20_Emphasis"><text:span text:style-name="T9">MSZoning </text:span></text:span><text:span text:style-name="Strong_20_Emphasis"><text:span text:style-name="T10">may help wrt to rural vs urban parts of the district controllign for the fact that smaller houses are ususally in the urban area-→ POSSIBLE INTERACTION EFFECT!!</text:span></text:span></text:p>
      <text:p text:style-name="P8">Essentially: figure out whether your target population is actually represented in this samp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2:05:02.033933948</meta:creation-date>
    <dc:date>2022-09-09T14:32:25.076339877</dc:date>
    <meta:editing-duration>PT53M41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41" meta:word-count="549" meta:character-count="3341" meta:non-whitespace-character-count="2831"/>
  </office:meta>
</office:document-meta>
</file>